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AwareExpressionParser.parseExpression( String expressi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acket.compatibleWithCloseBracket( char closeBrack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mplateAwareExpressionParser.parseTemplate( String expressionString , Pars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mplateAwareExpressionParser.skipToCorrectEndSuffix( String suffix , String expressionString , int afterPrefixIndex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TemplateAwareExpressionParser.isSuffixHere( String expressionString , int pos , String suf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mplateAwareExpressionParser.parseExpressions( String expressionString , Parser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emplateAwareExpressionParser.parseExpression( String expressionString , @ Nullable Pars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acket.Bracket( char bracket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acket.theCloseBracketFor( char openBrack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racket.theOpenBracketFor( char closeBrack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